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2.8363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number-columns-repeated="99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riables</text:p>
          </table:table-cell>
          <table:table-cell office:value-type="string" table:style-name="ce3">
            <text:p>D1</text:p>
          </table:table-cell>
          <table:table-cell office:value-type="string" table:style-name="ce3">
            <text:p>D2</text:p>
          </table:table-cell>
          <table:table-cell office:value-type="string" table:style-name="ce3">
            <text:p>D3</text:p>
          </table:table-cell>
          <table:table-cell office:value-type="string" table:style-name="ce3">
            <text:p>D4</text:p>
          </table:table-cell>
          <table:table-cell office:value-type="string" table:style-name="ce3">
            <text:p>D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1</text:p>
          </table:table-cell>
          <table:table-cell office:value-type="float" office:value="2400" table:style-name="ce2">
            <text:p>24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00" table:style-name="ce2">
            <text:p>7500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2</text:p>
          </table:table-cell>
          <table:table-cell office:value-type="float" office:value="2600" table:style-name="ce2">
            <text:p>2600</text:p>
          </table:table-cell>
          <table:table-cell office:value-type="float" office:value="1900" table:style-name="ce2">
            <text:p>19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00" table:style-name="ce2">
            <text:p>55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3</text:p>
          </table:table-cell>
          <table:table-cell office:value-type="float" office:value="0" table:style-name="ce2">
            <text:p>0</text:p>
          </table:table-cell>
          <table:table-cell office:value-type="float" office:value="4600" table:style-name="ce2">
            <text:p>4600</text:p>
          </table:table-cell>
          <table:table-cell office:value-type="float" office:value="5400" table:style-name="ce2">
            <text:p>54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Tiempo</text:p>
          </table:table-cell>
          <table:table-cell office:value-type="string" table:style-name="ce3">
            <text:p>D1</text:p>
          </table:table-cell>
          <table:table-cell office:value-type="string" table:style-name="ce3">
            <text:p>D2</text:p>
          </table:table-cell>
          <table:table-cell office:value-type="string" table:style-name="ce3">
            <text:p>D3</text:p>
          </table:table-cell>
          <table:table-cell office:value-type="string" table:style-name="ce3">
            <text:p>D4</text:p>
          </table:table-cell>
          <table:table-cell office:value-type="string" table:style-name="ce3">
            <text:p>D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1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2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3</text:p>
          </table:table-cell>
          <table:table-cell office:value-type="float" office:value="34" table:style-name="ce2">
            <text:p>34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lamadas</text:p>
          </table:table-cell>
          <table:table-cell office:value-type="string" table:style-name="ce3">
            <text:p>D1</text:p>
          </table:table-cell>
          <table:table-cell office:value-type="string" table:style-name="ce3">
            <text:p>D2</text:p>
          </table:table-cell>
          <table:table-cell office:value-type="string" table:style-name="ce3">
            <text:p>D3</text:p>
          </table:table-cell>
          <table:table-cell office:value-type="string" table:style-name="ce3">
            <text:p>D4</text:p>
          </table:table-cell>
          <table:table-cell office:value-type="string" table:style-name="ce3">
            <text:p>D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5000" table:style-name="ce2">
            <text:p>5000</text:p>
          </table:table-cell>
          <table:table-cell office:value-type="float" office:value="6500" table:style-name="ce2">
            <text:p>6500</text:p>
          </table:table-cell>
          <table:table-cell office:value-type="float" office:value="5400" table:style-name="ce2">
            <text:p>5400</text:p>
          </table:table-cell>
          <table:table-cell office:value-type="float" office:value="7500" table:style-name="ce2">
            <text:p>7500</text:p>
          </table:table-cell>
          <table:table-cell office:value-type="float" office:value="5500" table:style-name="ce2">
            <text:p>5500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lamadas_maximas</text:p>
          </table:table-cell>
          <table:table-cell office:value-type="float" office:value="10000" table:style-name="ce2">
            <text:p>1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empo_maximo</text:p>
          </table:table-cell>
          <table:table-cell office:value-type="float" office:value="35" table:style-name="ce2">
            <text:p>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Objetivo</text:p>
          </table:table-cell>
          <table:table-cell office:value-type="float" office:value="483800" table:formula="of:=SUMPRODUCT([.B2:.F4]*[.B7:.F9])" table:number-matrix-columns-spanned="1" table:number-matrix-rows-spanned="1" table:style-name="ce2">
            <text:p>48380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estricciones &lt;=</text:p>
          </table:table-cell>
          <table:table-cell office:value-type="string" table:style-name="ce2">
            <text:p>Funcion</text:p>
          </table:table-cell>
          <table:table-cell office:value-type="string" table:style-name="ce2">
            <text:p>Val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ímite llamadas L1</text:p>
          </table:table-cell>
          <table:table-cell office:value-type="float" office:value="9900" table:formula="of:=SUM([.B2:.F2])" table:style-name="ce2">
            <text:p>9900</text:p>
          </table:table-cell>
          <table:table-cell office:value-type="float" office:value="10000" table:formula="of:=[.B14]" table:style-name="ce2">
            <text:p>10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ímite llamadas L2</text:p>
          </table:table-cell>
          <table:table-cell office:value-type="float" office:value="10000" table:formula="of:=SUM([.B3:.F3])" table:style-name="ce2">
            <text:p>10000</text:p>
          </table:table-cell>
          <table:table-cell office:value-type="float" office:value="10000" table:formula="of:=[.B14]" table:style-name="ce2">
            <text:p>10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ímite llamadas L3</text:p>
          </table:table-cell>
          <table:table-cell office:value-type="float" office:value="10000" table:formula="of:=SUM([.B4:.F4])" table:style-name="ce2">
            <text:p>10000</text:p>
          </table:table-cell>
          <table:table-cell office:value-type="float" office:value="10000" table:formula="of:=[.B14]" table:style-name="ce2">
            <text:p>10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1&lt;=1,5L2</text:p>
          </table:table-cell>
          <table:table-cell office:value-type="float" office:value="9900" table:formula="of:=SUM([.B2:.F2])" table:style-name="ce2">
            <text:p>9900</text:p>
          </table:table-cell>
          <table:table-cell office:value-type="float" office:value="15000" table:formula="of:=1.5*SUM([.B3:.F3])" table:style-name="ce2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1&lt;=1,5L3</text:p>
          </table:table-cell>
          <table:table-cell office:value-type="float" office:value="9900" table:formula="of:=SUM([.B2:.F2])" table:style-name="ce2">
            <text:p>9900</text:p>
          </table:table-cell>
          <table:table-cell office:value-type="float" office:value="15000" table:formula="of:=1.5*SUM([.B4:.F4])" table:style-name="ce2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2&lt;=1,5L1</text:p>
          </table:table-cell>
          <table:table-cell office:value-type="float" office:value="10000" table:formula="of:=SUM([.B3:.F3])" table:style-name="ce2">
            <text:p>10000</text:p>
          </table:table-cell>
          <table:table-cell office:value-type="float" office:value="14850" table:formula="of:=1.5*SUM([.B2:.F2])" table:style-name="ce2">
            <text:p>148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2&lt;=1,5L3</text:p>
          </table:table-cell>
          <table:table-cell office:value-type="float" office:value="10000" table:formula="of:=SUM([.B3:.F3])" table:style-name="ce2">
            <text:p>10000</text:p>
          </table:table-cell>
          <table:table-cell office:value-type="float" office:value="15000" table:formula="of:=1.5*SUM([.B4:.F4])" table:style-name="ce2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3&lt;=1,5L1</text:p>
          </table:table-cell>
          <table:table-cell office:value-type="float" office:value="10000" table:formula="of:=SUM([.B4:.F4])" table:style-name="ce2">
            <text:p>10000</text:p>
          </table:table-cell>
          <table:table-cell office:value-type="float" office:value="14850" table:formula="of:=1.5*SUM([.B2:.F2])" table:style-name="ce2">
            <text:p>148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3&lt;=1,5L2</text:p>
          </table:table-cell>
          <table:table-cell office:value-type="float" office:value="10000" table:formula="of:=SUM([.B4:.F4])" table:style-name="ce2">
            <text:p>10000</text:p>
          </table:table-cell>
          <table:table-cell office:value-type="float" office:value="15000" table:formula="of:=1.5*SUM([.B3:.F3])" table:style-name="ce2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1-D1</text:p>
          </table:table-cell>
          <table:table-cell office:value-type="float" office:value="48000" table:formula="of:=[.B2]*[.B7]" table:style-name="ce2">
            <text:p>48000</text:p>
          </table:table-cell>
          <table:table-cell office:value-type="float" office:value="84000" table:formula="of:=[.B2]*[.B15]" table:style-name="ce2">
            <text:p>84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1-D2</text:p>
          </table:table-cell>
          <table:table-cell office:value-type="float" office:value="0" table:formula="of:=[.C2]*[.C7]" table:style-name="ce2">
            <text:p>0</text:p>
          </table:table-cell>
          <table:table-cell office:value-type="float" office:value="0" table:formula="of:=[.C2]*[.B15]" table:style-name="ce2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1-D3</text:p>
          </table:table-cell>
          <table:table-cell office:value-type="float" office:value="0" table:formula="of:=[.D2]*[.D7]" table:style-name="ce2">
            <text:p>0</text:p>
          </table:table-cell>
          <table:table-cell office:value-type="float" office:value="0" table:formula="of:=[.D2]*[.B15]" table:style-name="ce2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1-D4</text:p>
          </table:table-cell>
          <table:table-cell office:value-type="float" office:value="112500" table:formula="of:=[.E2]*[.E7]" table:style-name="ce2">
            <text:p>112500</text:p>
          </table:table-cell>
          <table:table-cell office:value-type="float" office:value="262500" table:formula="of:=[.E2]*[.B15]" table:style-name="ce2">
            <text:p>262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1-D5</text:p>
          </table:table-cell>
          <table:table-cell office:value-type="float" office:value="0" table:formula="of:=[.F2]*[.F7]" table:style-name="ce2">
            <text:p>0</text:p>
          </table:table-cell>
          <table:table-cell office:value-type="float" office:value="0" table:formula="of:=[.F2]*[.B15]" table:style-name="ce2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2-D1</text:p>
          </table:table-cell>
          <table:table-cell office:value-type="float" office:value="39000" table:formula="of:=[.B3]*[.B8]" table:style-name="ce2">
            <text:p>39000</text:p>
          </table:table-cell>
          <table:table-cell office:value-type="float" office:value="91000" table:formula="of:=[.B3]*[.B15]" table:style-name="ce2">
            <text:p>91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2-D2</text:p>
          </table:table-cell>
          <table:table-cell office:value-type="float" office:value="34200" table:formula="of:=[.C3]*[.C8]" table:style-name="ce2">
            <text:p>34200</text:p>
          </table:table-cell>
          <table:table-cell office:value-type="float" office:value="66500" table:formula="of:=[.C3]*[.B15]" table:style-name="ce2">
            <text:p>66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2-D3</text:p>
          </table:table-cell>
          <table:table-cell office:value-type="float" office:value="0" table:formula="of:=[.D3]*[.D8]" table:style-name="ce2">
            <text:p>0</text:p>
          </table:table-cell>
          <table:table-cell office:value-type="float" office:value="0" table:formula="of:=[.D3]*[.B15]" table:style-name="ce2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2-D4</text:p>
          </table:table-cell>
          <table:table-cell office:value-type="float" office:value="0" table:formula="of:=[.E3]*[.E8]" table:style-name="ce2">
            <text:p>0</text:p>
          </table:table-cell>
          <table:table-cell office:value-type="float" office:value="0" table:formula="of:=[.E3]*[.B15]" table:style-name="ce2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2-D5</text:p>
          </table:table-cell>
          <table:table-cell office:value-type="float" office:value="82500" table:formula="of:=[.F3]*[.F8]" table:style-name="ce2">
            <text:p>82500</text:p>
          </table:table-cell>
          <table:table-cell office:value-type="float" office:value="192500" table:formula="of:=[.F3]*[.B15]" table:style-name="ce2">
            <text:p>192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3-D1</text:p>
          </table:table-cell>
          <table:table-cell office:value-type="float" office:value="0" table:formula="of:=[.B4]*[.B9]" table:style-name="ce2">
            <text:p>0</text:p>
          </table:table-cell>
          <table:table-cell office:value-type="float" office:value="0" table:formula="of:=[.B4]*[.B15]" table:style-name="ce2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3-D2</text:p>
          </table:table-cell>
          <table:table-cell office:value-type="float" office:value="92000" table:formula="of:=[.C4]*[.C9]" table:style-name="ce2">
            <text:p>92000</text:p>
          </table:table-cell>
          <table:table-cell office:value-type="float" office:value="161000" table:formula="of:=[.C4]*[.B15]" table:style-name="ce2">
            <text:p>161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3-D3</text:p>
          </table:table-cell>
          <table:table-cell office:value-type="float" office:value="75600" table:formula="of:=[.D4]*[.D9]" table:style-name="ce2">
            <text:p>75600</text:p>
          </table:table-cell>
          <table:table-cell office:value-type="float" office:value="189000" table:formula="of:=[.D4]*[.B15]" table:style-name="ce2">
            <text:p>189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3-D4</text:p>
          </table:table-cell>
          <table:table-cell office:value-type="float" office:value="0" table:formula="of:=[.E4]*[.E9]" table:style-name="ce2">
            <text:p>0</text:p>
          </table:table-cell>
          <table:table-cell office:value-type="float" office:value="0" table:formula="of:=[.E4]*[.B15]" table:style-name="ce2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empo_maximo L3-D5</text:p>
          </table:table-cell>
          <table:table-cell office:value-type="float" office:value="0" table:formula="of:=[.F4]*[.F9]" table:style-name="ce2">
            <text:p>0</text:p>
          </table:table-cell>
          <table:table-cell office:value-type="float" office:value="0" table:formula="of:=[.F4]*[.B15]" table:style-name="ce2">
            <text:p>0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estricciones =</text:p>
          </table:table-cell>
          <table:table-cell office:value-type="string" table:style-name="ce2">
            <text:p>Funcion</text:p>
          </table:table-cell>
          <table:table-cell office:value-type="string" table:style-name="ce2">
            <text:p>Val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lamadas D1</text:p>
          </table:table-cell>
          <table:table-cell office:value-type="float" office:value="5000" table:formula="of:=SUM([.B2:.B4])" table:style-name="ce2">
            <text:p>5000</text:p>
          </table:table-cell>
          <table:table-cell office:value-type="float" office:value="5000" table:formula="of:=[.B12]" table:style-name="ce2">
            <text:p>5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lamadas D2</text:p>
          </table:table-cell>
          <table:table-cell office:value-type="float" office:value="6500" table:formula="of:=SUM([.C2:.C4])" table:style-name="ce2">
            <text:p>6500</text:p>
          </table:table-cell>
          <table:table-cell office:value-type="float" office:value="6500" table:formula="of:=[.C12]" table:style-name="ce2">
            <text:p>6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lamadas D3</text:p>
          </table:table-cell>
          <table:table-cell office:value-type="float" office:value="5400" table:formula="of:=SUM([.D2:.D4])" table:style-name="ce2">
            <text:p>5400</text:p>
          </table:table-cell>
          <table:table-cell office:value-type="float" office:value="5400" table:formula="of:=[.D12]" table:style-name="ce2">
            <text:p>54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lamadas D4</text:p>
          </table:table-cell>
          <table:table-cell office:value-type="float" office:value="7500" table:formula="of:=SUM([.E2:.E4])" table:style-name="ce2">
            <text:p>7500</text:p>
          </table:table-cell>
          <table:table-cell office:value-type="float" office:value="7500" table:formula="of:=[.E12]" table:style-name="ce2">
            <text:p>7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lamadas D5</text:p>
          </table:table-cell>
          <table:table-cell office:value-type="float" office:value="5500" table:formula="of:=SUM([.F2:.F4])" table:style-name="ce2">
            <text:p>5500</text:p>
          </table:table-cell>
          <table:table-cell office:value-type="float" office:value="5500" table:formula="of:=[.F12]" table:style-name="ce2">
            <text:p>5500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solver_adj" table:cell-range-address="Hoja1.$B$2:Hoja1.$F$4" table:base-cell-address="Hoja1.$A$1"/>
          <table:named-expression table:name="solver_cvg" table:expression="of:=0.0001" table:base-cell-address="Hoja1.$A$1"/>
          <table:named-expression table:name="solver_drv" table:expression="of:=1" table:base-cell-address="Hoja1.$A$1"/>
          <table:named-expression table:name="solver_eng" table:expression="of:=2" table:base-cell-address="Hoja1.$A$1"/>
          <table:named-expression table:name="solver_est" table:expression="of:=1" table:base-cell-address="Hoja1.$A$1"/>
          <table:named-expression table:name="solver_itr" table:expression="of:=2147483647" table:base-cell-address="Hoja1.$A$1"/>
          <table:named-range table:name="solver_lhs1" table:cell-range-address="Hoja1.$B$19:Hoja1.$B$27" table:base-cell-address="Hoja1.$A$1"/>
          <table:named-range table:name="solver_lhs10" table:cell-range-address="Hoja1.$B$49" table:base-cell-address="Hoja1.$A$1"/>
          <table:named-range table:name="solver_lhs2" table:cell-range-address="Hoja1.$B$2:Hoja1.$F$4" table:base-cell-address="Hoja1.$A$1"/>
          <table:named-range table:name="solver_lhs3" table:cell-range-address="Hoja1.$B$45:Hoja1.$B$49" table:base-cell-address="Hoja1.$A$1"/>
          <table:named-range table:name="solver_lhs4" table:cell-range-address="Hoja1.$B$22" table:base-cell-address="Hoja1.$A$1"/>
          <table:named-range table:name="solver_lhs5" table:cell-range-address="Hoja1.$B$23:Hoja1.$B$27" table:base-cell-address="Hoja1.$A$1"/>
          <table:named-range table:name="solver_lhs6" table:cell-range-address="Hoja1.$B$45" table:base-cell-address="Hoja1.$A$1"/>
          <table:named-range table:name="solver_lhs7" table:cell-range-address="Hoja1.$B$46" table:base-cell-address="Hoja1.$A$1"/>
          <table:named-range table:name="solver_lhs8" table:cell-range-address="Hoja1.$B$47" table:base-cell-address="Hoja1.$A$1"/>
          <table:named-range table:name="solver_lhs9" table:cell-range-address="Hoja1.$B$48" table:base-cell-address="Hoja1.$A$1"/>
          <table:named-expression table:name="solver_mip" table:expression="of:=2147483647" table:base-cell-address="Hoja1.$A$1"/>
          <table:named-expression table:name="solver_mni" table:expression="of:=30" table:base-cell-address="Hoja1.$A$1"/>
          <table:named-expression table:name="solver_mrt" table:expression="of:=0.075" table:base-cell-address="Hoja1.$A$1"/>
          <table:named-expression table:name="solver_msl" table:expression="of:=2" table:base-cell-address="Hoja1.$A$1"/>
          <table:named-expression table:name="solver_neg" table:expression="of:=1" table:base-cell-address="Hoja1.$A$1"/>
          <table:named-expression table:name="solver_nod" table:expression="of:=2147483647" table:base-cell-address="Hoja1.$A$1"/>
          <table:named-expression table:name="solver_num" table:expression="of:=3" table:base-cell-address="Hoja1.$A$1"/>
          <table:named-expression table:name="solver_nwt" table:expression="of:=1" table:base-cell-address="Hoja1.$A$1"/>
          <table:named-range table:name="solver_opt" table:cell-range-address="Hoja1.$B$16" table:base-cell-address="Hoja1.$A$1"/>
          <table:named-expression table:name="solver_pre" table:expression="of:=0.000001" table:base-cell-address="Hoja1.$A$1"/>
          <table:named-expression table:name="solver_rbv" table:expression="of:=1" table:base-cell-address="Hoja1.$A$1"/>
          <table:named-expression table:name="solver_rel1" table:expression="of:=1" table:base-cell-address="Hoja1.$A$1"/>
          <table:named-expression table:name="solver_rel10" table:expression="of:=2" table:base-cell-address="Hoja1.$A$1"/>
          <table:named-expression table:name="solver_rel2" table:expression="of:=4" table:base-cell-address="Hoja1.$A$1"/>
          <table:named-expression table:name="solver_rel3" table:expression="of:=2" table:base-cell-address="Hoja1.$A$1"/>
          <table:named-expression table:name="solver_rel4" table:expression="of:=1" table:base-cell-address="Hoja1.$A$1"/>
          <table:named-expression table:name="solver_rel5" table:expression="of:=1" table:base-cell-address="Hoja1.$A$1"/>
          <table:named-expression table:name="solver_rel6" table:expression="of:=2" table:base-cell-address="Hoja1.$A$1"/>
          <table:named-expression table:name="solver_rel7" table:expression="of:=2" table:base-cell-address="Hoja1.$A$1"/>
          <table:named-expression table:name="solver_rel8" table:expression="of:=2" table:base-cell-address="Hoja1.$A$1"/>
          <table:named-expression table:name="solver_rel9" table:expression="of:=2" table:base-cell-address="Hoja1.$A$1"/>
          <table:named-range table:name="solver_rhs1" table:cell-range-address="Hoja1.$C$19:Hoja1.$C$27" table:base-cell-address="Hoja1.$A$1"/>
          <table:named-range table:name="solver_rhs10" table:cell-range-address="Hoja1.$C$49" table:base-cell-address="Hoja1.$A$1"/>
          <table:named-expression table:name="solver_rhs2" table:expression="of:=&quot;&quot;&quot;entero&quot;&quot;&quot;" table:base-cell-address="Hoja1.$A$1"/>
          <table:named-range table:name="solver_rhs3" table:cell-range-address="Hoja1.$C$45:Hoja1.$C$49" table:base-cell-address="Hoja1.$A$1"/>
          <table:named-range table:name="solver_rhs4" table:cell-range-address="Hoja1.$C$22" table:base-cell-address="Hoja1.$A$1"/>
          <table:named-range table:name="solver_rhs5" table:cell-range-address="Hoja1.$C$23:Hoja1.$C$27" table:base-cell-address="Hoja1.$A$1"/>
          <table:named-range table:name="solver_rhs6" table:cell-range-address="Hoja1.$C$45" table:base-cell-address="Hoja1.$A$1"/>
          <table:named-range table:name="solver_rhs7" table:cell-range-address="Hoja1.$C$46" table:base-cell-address="Hoja1.$A$1"/>
          <table:named-range table:name="solver_rhs8" table:cell-range-address="Hoja1.$C$47" table:base-cell-address="Hoja1.$A$1"/>
          <table:named-range table:name="solver_rhs9" table:cell-range-address="Hoja1.$C$48" table:base-cell-address="Hoja1.$A$1"/>
          <table:named-expression table:name="solver_rlx" table:expression="of:=2" table:base-cell-address="Hoja1.$A$1"/>
          <table:named-expression table:name="solver_rsd" table:expression="of:=0" table:base-cell-address="Hoja1.$A$1"/>
          <table:named-expression table:name="solver_scl" table:expression="of:=1" table:base-cell-address="Hoja1.$A$1"/>
          <table:named-expression table:name="solver_sho" table:expression="of:=2" table:base-cell-address="Hoja1.$A$1"/>
          <table:named-expression table:name="solver_ssz" table:expression="of:=100" table:base-cell-address="Hoja1.$A$1"/>
          <table:named-expression table:name="solver_tim" table:expression="of:=2147483647" table:base-cell-address="Hoja1.$A$1"/>
          <table:named-expression table:name="solver_tol" table:expression="of:=0.01" table:base-cell-address="Hoja1.$A$1"/>
          <table:named-expression table:name="solver_typ" table:expression="of:=2" table:base-cell-address="Hoja1.$A$1"/>
          <table:named-expression table:name="solver_val" table:expression="of:=0" table:base-cell-address="Hoja1.$A$1"/>
          <table:named-expression table:name="solver_ver" table:expression="of:=3" table:base-cell-address="Hoj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VICTOR FERNANDO GOMEZ COMENDADOR</meta:initial-creator>
    <dc:creator>VICTOR FERNANDO GOMEZ COMENDADOR</dc:creator>
    <meta:creation-date>2023-10-18T14:15:05Z</meta:creation-date>
    <dc:date>2023-10-21T17:07:34Z</dc:date>
  </office:meta>
</office:document-meta>
</file>